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tyle="italic" fo:text-shadow="none" style:font-style-asian="italic" style:font-style-complex="italic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tyle="italic" fo:text-shadow="none" style:font-style-asian="italic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style:paragraph-properties fo:margin-left="0cm" fo:margin-right="0cm" fo:margin-top="0cm" fo:margin-bottom="0cm" fo:text-align="start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="none" draw:fill-color="#ffffff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11" style:family="paragraph">
      <loext:graphic-properties draw:fill="none" draw:fill-color="#ffffff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font-name="Segoe UI Semibold" fo:font-size="31pt" fo:font-style="italic" fo:text-shadow="none" style:font-name-asian="Segoe UI" style:font-size-asian="31pt" style:font-style-asian="italic" style:font-name-complex="Segoe UI" style:font-size-complex="31pt" style:font-style-complex="italic"/>
    </style:style>
    <style:style style:name="T6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556cm" svg:x="1.778cm" svg:y="0.762cm">
          <draw:text-box>
            <text:p text:style-name="P1"><text:span text:style-name="T1">HOLY GOSPEL</text:span></text:p>
            <text:p text:style-name="P1"><text:span text:style-name="T2">Mark 10:2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6" draw:layer="layout" svg:width="25.146cm" svg:height="6.496cm" svg:x="1.524cm" svg:y="0.87cm">
          <draw:text-box>
            <text:p text:style-name="P4"><text:span text:style-name="T3">2</text:span><text:span text:style-name="T4">Pharisees came up and in order to test [Jesus] </text:span><text:span text:style-name="T5">asked, “Is it lawful for a man to divorce his wife?”</text:span><text:span text:style-name="T4"> </text:span></text:p>
            <text:p text:style-name="P5"><text:span text:style-name="T3">3</text:span><text:span text:style-name="T4">He answered them, “What did Moses command you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6" draw:layer="layout" svg:width="24.384cm" svg:height="7.766cm" svg:x="1.821cm" svg:y="0.848cm">
          <draw:text-box>
            <text:p text:style-name="P4"><text:span text:style-name="T6">4</text:span><text:span text:style-name="T7">They said, “Moses allowed a man to write a certificate of divorce and to send her away.” </text:span><text:span text:style-name="T6">5</text:span><text:span text:style-name="T7">And Jesus said to them, “Because of your hardness of heart he wrote you this command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4.638cm" svg:height="9.269cm" svg:x="1.524cm" svg:y="0.891cm">
          <draw:text-box>
            <text:p text:style-name="P4"><text:span text:style-name="T6">6</text:span><text:span text:style-name="T7">But from the beginning of creation, ‘God made them male and female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8" draw:layer="layout" svg:width="24.892cm" svg:height="7.766cm" svg:x="1.726cm" svg:y="0.795cm">
          <draw:text-box>
            <text:p text:style-name="P7"><text:span text:style-name="T6">7</text:span><text:span text:style-name="T7">‘Therefore a man shall leave his father and mother and hold fast to his wife, </text:span><text:span text:style-name="T6">8</text:span><text:span text:style-name="T7">and they shall become one flesh.’ So they are no longer two but one flesh. </text:span><text:span text:style-name="T6">9</text:span><text:span text:style-name="T7">What therefore God has joined together, let not man separate.”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5" draw:text-style-name="P9" draw:layer="layout" svg:width="25.4cm" svg:height="9.269cm" svg:x="1.27cm" svg:y="0.637cm">
          <draw:text-box>
            <text:p text:style-name="P7"><text:span text:style-name="T6">10</text:span><text:span text:style-name="T7">And in the house the disciples asked him again about this matter. </text:span><text:span text:style-name="T6">11</text:span><text:span text:style-name="T7">And he said to them, “Whoever divorces his wife and marries another commits adultery against her, </text:span><text:span text:style-name="T6">12</text:span><text:span text:style-name="T7">and if she divorces her husband and marries another, she commits adultery.”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10" draw:layer="layout" svg:width="24.892cm" svg:height="5.08cm" svg:x="1.778cm" svg:y="0.762cm">
          <draw:text-box>
            <text:p text:style-name="P5"><text:span text:style-name="T6">13</text:span><text:span text:style-name="T7">And they were bringing children to him that he might touch them, and the disciples rebuked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8" draw:text-style-name="P10" draw:layer="layout" svg:width="24.892cm" svg:height="6.35cm" svg:x="1.778cm" svg:y="0.762cm">
          <draw:text-box>
            <text:p text:style-name="P5"><text:span text:style-name="T6">14</text:span><text:span text:style-name="T7">But when Jesus saw it, he was indignant and said to them, “Let the children come to me; do not hinder them, for to such belong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9" draw:text-style-name="P11" draw:layer="layout" svg:width="25.4cm" svg:height="6.263cm" svg:x="1.27cm" svg:y="0.762cm">
          <draw:text-box>
            <text:p text:style-name="P5"><text:span text:style-name="T6">15</text:span><text:span text:style-name="T7">Truly, I say to you, whoever does not receive the kingdom of God like a child shall not enter it.” </text:span><text:span text:style-name="T6">16</text:span><text:span text:style-name="T7">And he took them in his arms and blessed them, laying his hands on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51:06.051000000</meta:creation-date>
    <dc:title>Hymn template</dc:title>
    <meta:editing-duration>PT15M56S</meta:editing-duration>
    <meta:editing-cycles>4</meta:editing-cycles>
    <meta:generator>LibreOffice/6.0.6.2$Windows_X86_64 LibreOffice_project/0c292870b25a325b5ed35f6b45599d2ea4458e77</meta:generator>
    <meta:initial-creator>Arthur Hoch</meta:initial-creator>
    <dc:date>2018-10-03T23:58:42.924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10-01T10:51:05.942000000"/>
  </office:meta>
</office:document-meta>
</file>